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Segoe UI', Roboto, 'Helvetica Neue', Arial, 'Noto Sans', 'Liberation Sans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language="es" fo:country="ES" fo:font-weight="bold" officeooo:rsid="00178a7f" officeooo:paragraph-rsid="00178a7f" style:font-weight-asian="bold" style:font-weight-complex="bold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178a7f" officeooo:paragraph-rsid="00178a7f"/>
    </style:style>
    <style:style style:name="P4" style:family="paragraph" style:parent-style-name="Standard">
      <style:paragraph-properties fo:text-align="center" style:justify-single-word="false"/>
      <style:text-properties fo:language="es" fo:country="ES" officeooo:rsid="00178a7f" officeooo:paragraph-rsid="00178a7f"/>
    </style:style>
    <style:style style:name="P5" style:family="paragraph" style:parent-style-name="Standard">
      <style:text-properties fo:language="es" fo:country="ES" fo:font-weight="bold" officeooo:rsid="00178a7f" officeooo:paragraph-rsid="00178a7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language="es" fo:country="ES" officeooo:rsid="00178a7f" officeooo:paragraph-rsid="00178a7f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11pt" fo:language="es" fo:country="ES" officeooo:rsid="00178a7f" officeooo:paragraph-rsid="00178a7f" style:font-size-asian="11pt" style:font-size-complex="11pt"/>
    </style:style>
    <style:style style:name="P8" style:family="paragraph" style:parent-style-name="Standard">
      <style:text-properties officeooo:paragraph-rsid="00178a7f"/>
    </style:style>
    <style:style style:name="P9" style:family="paragraph" style:parent-style-name="Table_20_Contents">
      <style:text-properties officeooo:rsid="00178a7f" officeooo:paragraph-rsid="00178a7f"/>
    </style:style>
    <style:style style:name="P10" style:family="paragraph" style:parent-style-name="Table_20_Contents">
      <style:text-properties fo:language="es" fo:country="ES" officeooo:rsid="00178a7f" officeooo:paragraph-rsid="00178a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78a7f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bold" officeooo:rsid="00178a7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6">EJERCICIOS TEMA 4: </text:p>
      <text:p text:style-name="P7"/>
      <text:p text:style-name="P4">CONFIGURACIÓN INICIAL Y FUNCIONAMIENTO DE ODOO ERP</text:p>
      <text:p text:style-name="P2"/>
      <text:p text:style-name="P2"/>
      <text:p text:style-name="P2"/>
      <text:p text:style-name="P2"/>
      <text:p text:style-name="P5">4.1 CONFIGURACIÓN INICIAL</text:p>
      <text:p text:style-name="P5"/>
      <text:p text:style-name="P5">a) Explica en qué consiste el modo desarrollador.</text:p>
      <text:p text:style-name="P3"/>
      <text:p text:style-name="P3"><text:tab/>Consiste en depurar el código y le da acceso a herramientas adicionales y avanzadas.</text:p>
      <text:p text:style-name="P3"/>
      <text:p text:style-name="P5">b) Averigua las diferencias entre el modo desarrollador y el modo desarrollador con activos.</text:p>
      <text:p text:style-name="P5"/>
      <text:p text:style-name="P5"><text:tab/><text:span text:style-name="T7">El modo desarrollador con activos crea activos de prueba con los que poder realizar acciones. Y el modo desarrollador es solo depuración de código con acceso a herramientas adicionales y avanzadas.</text:span></text:p>
      <text:p text:style-name="P3"/>
      <text:p text:style-name="P3"/>
      <text:p text:style-name="P5">4.4 – GESTIÓN EMPRESAS SERVICIOS</text:p>
      <text:p text:style-name="P5"/>
      <text:p text:style-name="P8"><text:span text:style-name="T6">a) </text:span><text:span text:style-name="T5">Relaciona los siguientes conceptos: empresas de servicios, outsourcing, externalización, tercerización, subcontratación y empresas de trabajo temporal.</text:span><text:span text:style-name="T3"> </text:span></text:p>
      <text:p text:style-name="P8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9">Outsourcing</text:p>
          </table:table-cell>
          <table:table-cell table:style-name="Tabla1.B1" office:value-type="string">
            <text:p text:style-name="P10">Externalización</text:p>
          </table:table-cell>
        </table:table-row>
        <table:table-row table:style-name="Tabla1.1">
          <table:table-cell table:style-name="Tabla1.A2" office:value-type="string">
            <text:p text:style-name="P10">Subcontratación</text:p>
          </table:table-cell>
          <table:table-cell table:style-name="Tabla1.B2" office:value-type="string">
            <text:p text:style-name="P10">Empresas de trabajo temporal</text:p>
          </table:table-cell>
        </table:table-row>
        <table:table-row table:style-name="Tabla1.1">
          <table:table-cell table:style-name="Tabla1.A2" office:value-type="string">
            <text:p text:style-name="P10">Empresas de servicios</text:p>
          </table:table-cell>
          <table:table-cell table:style-name="Tabla1.B2" office:value-type="string">
            <text:p text:style-name="P10">Tercerización </text:p>
          </table:table-cell>
        </table:table-row>
      </table:table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Segoe UI', Roboto, 'Helvetica Neue', Arial, 'Noto Sans', 'Liberation Sans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officeooo:rsid="00178a7f" officeooo:paragraph-rsid="00178a7f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fo:background-color="transparent" draw:fill="none"/>
      </style:header-style>
      <style:footer-style>
        <style:header-footer-properties fo:min-height="0cm" fo:margin-top="0.499cm" fo:border-top="0.06pt solid #000000" fo:border-bottom="0.06pt solid #000000" fo:border-left="none" fo:border-right="none" fo:padding="0.051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JERCICIOS TEMA 4<text:tab/> <text:s text:c="25"/>SISTEMA GESTIÓN EMPRESARIAL<text:tab/>2º DAM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22:59:35.332000000</dc:date>
    <meta:editing-duration>PT21M51S</meta:editing-duration>
    <meta:editing-cycles>1</meta:editing-cycles>
    <meta:document-statistic meta:table-count="1" meta:image-count="0" meta:object-count="0" meta:page-count="1" meta:paragraph-count="17" meta:word-count="121" meta:character-count="891" meta:non-whitespace-character-count="754"/>
    <meta:generator>LibreOffice/7.4.1.2$Windows_X86_64 LibreOffice_project/3c58a8f3a960df8bc8fd77b461821e42c061c5f0</meta:generator>
  </office:meta>
</office:document-meta>
</file>